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4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mul.d f4,f1,f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s.d f4,v4(r1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dd.d f4,f1,f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mul.d f2,f1,f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add.d f1,f4,f2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.d f1,v5(r1)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23"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2006" calcext:value-type="float">
            <text:p>20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0:46:35.582922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5:26:33.532371184</meta:creation-date>
    <meta:generator>LibreOffice/6.0.7.3$Linux_X86_64 LibreOffice_project/00m0$Build-3</meta:generator>
    <dc:date>2019-02-26T11:07:08.958730085</dc:date>
    <meta:editing-duration>PT15M32S</meta:editing-duration>
    <meta:editing-cycles>2</meta:editing-cycles>
    <meta:document-statistic meta:table-count="1" meta:cell-count="137" meta:object-count="0"/>
  </office:meta>
</office:document-meta>
</file>